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sse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no noi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 * 1</text:p>
          </table:table-cell>
          <table:table-cell office:value-type="float" office:value="0.062289" calcext:value-type="float">
            <text:p>0.062289</text:p>
          </table:table-cell>
          <table:table-cell office:value-type="float" office:value="0.051253" calcext:value-type="float">
            <text:p>0.051253</text:p>
          </table:table-cell>
          <table:table-cell office:value-type="float" office:value="0.050256" calcext:value-type="float">
            <text:p>0.050256</text:p>
          </table:table-cell>
          <table:table-cell office:value-type="float" office:value="0.039939" calcext:value-type="float">
            <text:p>0.039939</text:p>
          </table:table-cell>
          <table:table-cell office:value-type="float" office:value="0.0516" calcext:value-type="float">
            <text:p>0.0516</text:p>
          </table:table-cell>
          <table:table-cell office:value-type="float" office:value="1.568256" calcext:value-type="float">
            <text:p>1.568256</text:p>
          </table:table-cell>
          <table:table-cell office:value-type="float" office:value="0.005972" calcext:value-type="float">
            <text:p>0.005972</text:p>
          </table:table-cell>
        </table:table-row>
        <table:table-row table:style-name="ro1">
          <table:table-cell office:value-type="string" calcext:value-type="string">
            <text:p>Noise * 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 * 1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2:25:32.539960363</meta:creation-date>
    <dc:date>2023-10-23T14:43:39.447015718</dc:date>
    <meta:editing-duration>PT2H7M54S</meta:editing-duration>
    <meta:editing-cycles>1</meta:editing-cycles>
    <meta:document-statistic meta:table-count="1" meta:cell-count="18" meta:object-count="0"/>
    <meta:generator>LibreOffice/7.3.7.2$Linux_X86_64 LibreOffice_project/30$Build-2</meta:generator>
  </office:meta>
</office:document-meta>
</file>